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6</text:p>
      <text:p text:style-name="P1"/>
      <text:p text:style-name="P1">Protokoll 29.06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5753025233678522090" text:style-name="L1">
        <text:list-header>
          <text:p text:style-name="P5"/>
          <text:p text:style-name="P5"/>
        </text:list-header>
        <text:list-item>
          <text:p text:style-name="P5">Implementationspräsentation abgehalten.</text:p>
        </text:list-item>
        <text:list-item>
          <text:p text:style-name="P5">Überarbeitung und Formatierung aller Meilensteine.</text:p>
        </text:list-item>
        <text:list-item>
          <text:p text:style-name="P5">Meilenstein 6 wurde fertig gestellt.</text:p>
          <text:list>
            <text:list-item>
              <text:p text:style-name="P5">Jedoch nur Prozessassessment und Fazit ! Da der Prototyp nicht funktionsfähig ist, wurde keine Installationsanleitung erstellt !</text:p>
            </text:list-item>
          </text:list>
        </text:list-item>
        <text:list-item>
          <text:p text:style-name="P5">Hochladen der finalen Dokumente auf Github.</text:p>
        </text:list-item>
      </text:list>
      <text:p text:style-name="P1"/>
      <text:list xml:id="list43511972" text:continue-numbering="true" text:style-name="L1">
        <text:list-item>
          <text:p text:style-name="P5">Da kein funktionsfähiger Prototyp umgesetzt werden konnte, ist beschlossen worden, für die <text:s/>Endpräsentation eine Prototyp Demo in Adobe Flash umzusetzen.</text:p>
        </text:list-item>
      </text:list>
      <text:p text:style-name="P1"/>
      <text:list xml:id="list43508916" text:continue-numbering="true" text:style-name="L1">
        <text:list-header>
          <text:p text:style-name="P5"><text:tab/><text:tab/><text:tab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29T23:35:01.05</dc:date>
    <dc:creator>Banani </dc:creator>
    <meta:editing-duration>PT25M50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5" meta:word-count="92" meta:character-count="722"/>
  </office:meta>
</office:document-meta>
</file>